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25-10-0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25-05-0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24-10-1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24-04-12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23-10-1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23-04-14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22-10-0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22-04-0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21-10-05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21-04-2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20-11-0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20-04-06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19-04-1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18-04-0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17-05-30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16-03-14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15-04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14-05-1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13-04-22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12-05-02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11-03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10-04-08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09-03-0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08-04-1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07-03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06-03-23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0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04-03-31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03-03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02-03-2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2000-03-15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98-03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96-04-23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9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9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88-03-2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87-03-1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86-04-0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84-03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83-03-3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82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81-04-0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80-03-2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79-03-2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7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77-04-1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76-03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75-04-1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74-04-0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73-03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72-03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71-03-3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70-04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9-03-2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8-04-0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7-04-1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6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4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4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4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3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2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1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0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0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0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6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5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5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5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5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59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59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59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5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5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718091250601</text:p>
          </table:table-cell>
          <table:table-cell office:value-type="string" calcext:value-type="string">
            <text:p>12N04W34CBB1</text:p>
          </table:table-cell>
          <table:table-cell office:value-type="string" calcext:value-type="string">
            <text:p>195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6" meta:object-count="0"/>
    <meta:user-defined meta:name="AppVersion">3.0</meta:user-defined>
  </office:meta>
</office:document-meta>
</file>